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/>
    </style:style>
    <style:style style:name="T5" style:family="text">
      <style:text-properties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cultad de Ingeniería</text:p>
      <text:p text:style-name="P2">Organización de Datos (75.06)</text:p>
      <text:p text:style-name="P2">Cátedra Servet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rabajo Práctico número 1</text:p>
      <text:p text:style-name="P3"/>
      <text:p text:style-name="P3">“Booquerio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Grupo 7</text:p>
      <text:p text:style-name="P1"/>
      <text:p text:style-name="P1">Integrantes:</text:p>
      <text:p text:style-name="P1"/>
      <text:p text:style-name="P4">Facundo Giménez, padrón 83.334</text:p>
      <text:p text:style-name="Standard"><text:span text:style-name="T3">Pablo Oddo, padrón </text:span>78368</text:p>
      <text:p text:style-name="P4">Luciano Palmieri, padrón 84.924</text:p>
      <text:p text:style-name="P4">Jonathan Perrotta, padrón <text:span text:style-name="T1">86218</text:span></text:p>
      <text:p text:style-name="Standard"><text:span text:style-name="T3">Francisco Rago, padrón </text:span>78538</text:p>
      <text:p text:style-name="P4"/>
      <text:p text:style-name="P4"/>
      <text:p text:style-name="P4"/>
      <text:p text:style-name="P4"/>
      <text:p text:style-name="P5">Primer cuatrimestre de 2011</text:p>
      <text:p text:style-name="P5">Fecha de entrega: 2 de Mayo de 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meon </meta:initial-creator>
    <meta:creation-date>2011-05-02T00:53:29</meta:creation-date>
    <meta:generator>OpenOffice.org/3.2$Linux OpenOffice.org_project/320m12$Build-9483</meta:generator>
    <dc:date>2011-05-05T21:49:31</dc:date>
    <dc:creator>Symeon </dc:creator>
    <meta:editing-duration>PT00H06M27S</meta:editing-duration>
    <meta:editing-cycles>2</meta:editing-cycles>
    <meta:document-statistic meta:table-count="0" meta:image-count="0" meta:object-count="0" meta:page-count="1" meta:paragraph-count="14" meta:word-count="50" meta:character-count="328"/>
  </office:meta>
</office:document-meta>
</file>